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09C7EF31.png" manifest:media-type="image/png"/>
  <manifest:file-entry manifest:full-path="Pictures/100000000000032000000258EC8EC29B.png" manifest:media-type="image/png"/>
  <manifest:file-entry manifest:full-path="Pictures/10000000000000E1000000E18B73E6FB.jpg" manifest:media-type="image/jpe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2BC0000012C4D45248E.png" manifest:media-type="image/png"/>
  <manifest:file-entry manifest:full-path="Pictures/10000000000003200000025830674EDA.png" manifest:media-type="image/png"/>
  <manifest:file-entry manifest:full-path="Pictures/10000000000003200000025819812F21.png" manifest:media-type="image/png"/>
  <manifest:file-entry manifest:full-path="Pictures/10000000000004BD000003C587510068.png" manifest:media-type="image/png"/>
  <manifest:file-entry manifest:full-path="Pictures/100000000000032000000258F6B218C8.png" manifest:media-type="image/png"/>
  <manifest:file-entry manifest:full-path="Pictures/100000000000027E00000167DA7C21BB.jpg" manifest:media-type="image/jpeg"/>
  <manifest:file-entry manifest:full-path="Pictures/100000000000032000000258EC0B43F6.png" manifest:media-type="image/png"/>
  <manifest:file-entry manifest:full-path="Pictures/10000000000001BA000001351EF4C987.jpg" manifest:media-type="image/jpeg"/>
  <manifest:file-entry manifest:full-path="Pictures/1000000000000320000002582C51995A.png" manifest:media-type="image/png"/>
  <manifest:file-entry manifest:full-path="Pictures/10000000000003880000028205747E2F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11.928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outline1">
      <style:graphic-properties draw:auto-grow-height="true" fo:min-height="12.1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Streaming</text:p>
          </draw:text-box>
        </draw:frame>
        <draw:frame presentation:style-name="pr2" draw:layer="layout" svg:width="25.199cm" svg:height="12.179cm" svg:x="1.4cm" svg:y="6.014cm" presentation:class="outline">
          <draw:text-box>
            <text:list text:style-name="L2">
              <text:list-item>
                <text:p>The process of sending data from one system to another in such a way that allows the recievers to start process it before it's completely recei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7.149cm" svg:height="12.179cm" svg:x="5.424cm" svg:y="6.013cm" presentation:class="graphic">
          <draw:image xlink:href="Pictures/10000000000003880000028205747E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Progressive downloading</text:p>
          </draw:text-box>
        </draw:frame>
        <draw:frame presentation:style-name="pr6" draw:layer="layout" svg:width="25.199cm" svg:height="12.179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199cm" svg:height="10.799cm" svg:x="1.399cm" svg:y="6.703cm" presentation:class="graphic">
          <draw:image xlink:href="Pictures/10000000000002BC0000012C4D4524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>
          <draw:text-box>
            <text:p>Adaptive Streaming</text:p>
          </draw:text-box>
        </draw:frame>
        <draw:frame presentation:style-name="pr6" draw:layer="layout" svg:width="25.199cm" svg:height="12.179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5.309cm" svg:height="12.179cm" svg:x="6.344cm" svg:y="6.013cm" presentation:class="graphic">
          <draw:image xlink:href="Pictures/10000000000004BD000003C587510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2.179cm" svg:height="12.179cm" svg:x="7.909cm" svg:y="6.013cm" presentation:class="graphic">
          <draw:image xlink:href="Pictures/10000000000000E1000000E18B73E6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7.421cm" svg:height="12.179cm" svg:x="5.288cm" svg:y="6.013cm" presentation:class="graphic">
          <draw:image xlink:href="Pictures/10000000000001BA000001351EF4C9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1.643cm" svg:height="12.179cm" svg:x="3.177cm" svg:y="6.013cm" presentation:class="graphic">
          <draw:image xlink:href="Pictures/100000000000027E00000167DA7C21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ian </meta:initial-creator>
    <meta:creation-date>2015-09-04T16:02:36</meta:creation-date>
    <meta:generator>LibreOffice/3.5$Linux_x86 LibreOffice_project/350m1$Build-2</meta:generator>
    <dc:date>2015-09-04T18:05:43</dc:date>
    <dc:creator>gaian </dc:creator>
    <meta:editing-duration>PT1H9M15S</meta:editing-duration>
    <meta:editing-cycles>8</meta:editing-cycles>
    <meta:document-statistic meta:object-count="68"/>
  </office:meta>
</office:document-meta>
</file>